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4e9" officeooo:paragraph-rsid="001224e9"/>
    </style:style>
    <style:style style:name="P2" style:family="paragraph" style:parent-style-name="Standard">
      <style:text-properties fo:font-weight="bold" officeooo:rsid="001224e9" officeooo:paragraph-rsid="001224e9" style:font-weight-asian="bold" style:font-weight-complex="bold"/>
    </style:style>
    <style:style style:name="P3" style:family="paragraph" style:parent-style-name="Standard">
      <style:text-properties fo:font-weight="bold" officeooo:rsid="001415d8" officeooo:paragraph-rsid="001415d8" style:font-weight-asian="bold" style:font-weight-complex="bold"/>
    </style:style>
    <style:style style:name="P4" style:family="paragraph" style:parent-style-name="Standard">
      <style:text-properties fo:font-weight="bold" officeooo:rsid="001415d8" officeooo:paragraph-rsid="0014e475" style:font-weight-asian="bold" style:font-weight-complex="bold"/>
    </style:style>
    <style:style style:name="P5" style:family="paragraph" style:parent-style-name="Standard">
      <style:text-properties fo:font-weight="bold" officeooo:rsid="0014e475" officeooo:paragraph-rsid="0014e475" style:font-weight-asian="bold" style:font-weight-complex="bold"/>
    </style:style>
    <style:style style:name="P6" style:family="paragraph" style:parent-style-name="Standard">
      <style:text-properties fo:font-size="13pt" fo:font-weight="bold" officeooo:rsid="001224e9" officeooo:paragraph-rsid="001224e9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224e9" officeooo:paragraph-rsid="0013e3c7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3e3c7" officeooo:paragraph-rsid="0013e3c7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3e3c7" officeooo:paragraph-rsid="001415d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415d8" officeooo:paragraph-rsid="001415d8" style:font-size-asian="13pt" style:font-weight-asian="bold" style:font-size-complex="13pt" style:font-weight-complex="bold"/>
    </style:style>
    <style:style style:name="P11" style:family="paragraph" style:parent-style-name="Standard">
      <style:text-properties officeooo:paragraph-rsid="001224e9"/>
    </style:style>
    <style:style style:name="P12" style:family="paragraph" style:parent-style-name="Standard">
      <style:text-properties officeooo:paragraph-rsid="0013e3c7"/>
    </style:style>
    <style:style style:name="P13" style:family="paragraph" style:parent-style-name="Standard">
      <style:text-properties officeooo:rsid="001415d8" officeooo:paragraph-rsid="001415d8"/>
    </style:style>
    <style:style style:name="P14" style:family="paragraph" style:parent-style-name="Standard">
      <style:text-properties officeooo:paragraph-rsid="0014e475"/>
    </style:style>
    <style:style style:name="T1" style:family="text">
      <style:text-properties fo:font-weight="bold" officeooo:rsid="001224e9" style:font-weight-asian="bold" style:font-weight-complex="bold"/>
    </style:style>
    <style:style style:name="T2" style:family="text">
      <style:text-properties officeooo:rsid="0013e3c7"/>
    </style:style>
    <style:style style:name="T3" style:family="text">
      <style:text-properties officeooo:rsid="001415d8"/>
    </style:style>
    <style:style style:name="T4" style:family="text">
      <style:text-properties fo:font-size="13pt" fo:font-weight="bold" officeooo:rsid="0013e3c7" style:font-size-asian="13pt" style:font-weight-asian="bold" style:font-size-complex="13pt" style:font-weight-complex="bold"/>
    </style:style>
    <style:style style:name="T5" style:family="text">
      <style:text-properties officeooo:rsid="0014e4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dict the output for the following code.</text:p>
      <text:p text:style-name="Standard">1. public class Main{</text:p>
      <text:p text:style-name="Standard">public static void main(String[] list){</text:p>
      <text:p text:style-name="Standard">System.out.println (“Hello main”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/>
      <text:p text:style-name="P6">Ans: Hello main</text:p>
      <text:p text:style-name="Standard"/>
      <text:p text:style-name="Standard">2.</text:p>
      <text:p text:style-name="Standard">public class Main{</text:p>
      <text:p text:style-name="Standard">public void main(String[] list){</text:p>
      <text:p text:style-name="Standard">System.out.println (“Hello main”);</text:p>
      <text:p text:style-name="Standard">}</text:p>
      <text:p text:style-name="Standard">}</text:p>
      <text:p text:style-name="Standard">a. Error</text:p>
      <text:p text:style-name="Standard">b. Output : Hello main</text:p>
      <text:p text:style-name="P1"/>
      <text:p text:style-name="P6">Ans: RunTimeError:- Main method is not <text:span text:style-name="T5">static</text:span> in Main Class (static is missing there)</text:p>
      <text:p text:style-name="Standard"/>
      <text:p text:style-name="Standard">3. public class Main{</text:p>
      <text:p text:style-name="Standard">public static main(String[] list){</text:p>
      <text:p text:style-name="Standard">System.out.println (“Hello main”);</text:p>
      <text:p text:style-name="Standard">}</text:p>
      <text:p text:style-name="Standard">}</text:p>
      <text:p text:style-name="Standard">a. Error</text:p>
      <text:p text:style-name="Standard">b. Output : Hello main</text:p>
      <text:p text:style-name="P6">Ans: RunTimeError:- Main method is not found in Main Class (return type void <text:s/>is missing there)</text:p>
      <text:p text:style-name="Standard"/>
      <text:p text:style-name="Standard">4. public class Main{</text:p>
      <text:p text:style-name="Standard">static void main(String[] list){</text:p>
      <text:p text:style-name="Standard">System.out.println (“Hello main”);</text:p>
      <text:p text:style-name="Standard">}</text:p>
      <text:p text:style-name="Standard">}</text:p>
      <text:p text:style-name="Standard">a. Error</text:p>
      <text:p text:style-name="Standard">b. Output : Hello main</text:p>
      <text:p text:style-name="P6">Ans: RunTimeError:- Main method is not found in Main Class (Access specifier public <text:s text:c="2"/>is missing there)</text:p>
      <text:p text:style-name="Standard"/>
      <text:p text:style-name="Standard">5. public class Main{</text:p>
      <text:p text:style-name="Standard"><text:tab/>int var = 110;</text:p>
      <text:p text:style-name="Standard"><text:tab/>public static void main(String[] list){</text:p>
      <text:p text:style-name="Standard"><text:tab/>System.out.println (“Hello main”);</text:p>
      <text:p text:style-name="Standard"><text:tab/>System.out.println (“var : ” + var);</text:p>
      <text:p text:style-name="Standard"><text:tab/>}</text:p>
      <text:p text:style-name="Standard">}</text:p>
      <text:p text:style-name="Standard">a. Errorb. Output : Hello main</text:p>
      <text:p text:style-name="Standard">var : 110</text:p>
      <text:p text:style-name="P1"/>
      <text:p text:style-name="P7"><text:soft-page-break/>Ans: Error: non-static <text:span text:style-name="T2">variable</text:span> cannot be referenced from static context</text:p>
      <text:p text:style-name="P6"><text:tab/>Explanation: Var is declared in class Main and it is instance variable i.e non static. main() method is static so we cann’t access non- static in static contest</text:p>
      <text:p text:style-name="Standard"/>
      <text:p text:style-name="Standard">6.</text:p>
      <text:p text:style-name="Standard">public class Main{</text:p>
      <text:p text:style-name="Standard">int var = 110;</text:p>
      <text:p text:style-name="Standard">public void main(String[] list){</text:p>
      <text:p text:style-name="Standard">int var = 220;</text:p>
      <text:p text:style-name="Standard">System.out.println (“Hello main”);</text:p>
      <text:p text:style-name="Standard">System.out.println (“var : ” + var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var : 220</text:p>
      <text:p text:style-name="P6">Ans: b</text:p>
      <text:p text:style-name="P6"/>
      <text:p text:style-name="Standard">7.</text:p>
      <text:p text:style-name="Standard">public class Main{</text:p>
      <text:p text:style-name="Standard">int var = 110;</text:p>
      <text:p text:style-name="Standard">static int staticvar = 1100;</text:p>
      <text:p text:style-name="Standard">public void main(String[] list){</text:p>
      <text:p text:style-name="Standard">System.out.println (“Hello main”);</text:p>
      <text:p text:style-name="Standard">System.out.println (“var : ” + staticvar);</text:p>
      <text:p text:style-name="Standard">}</text:p>
      <text:p text:style-name="Standard">}</text:p>
      <text:p text:style-name="Standard">a. Error</text:p>
      <text:p text:style-name="Standard">b. Output : Hello main</text:p>
      <text:p text:style-name="P11">var : 1100</text:p>
      <text:p text:style-name="P11"><text:span text:style-name="T1">Ans:b</text:span></text:p>
      <text:p text:style-name="P2"/>
      <text:p text:style-name="Standard">8.</text:p>
      <text:p text:style-name="Standard">public class Main{</text:p>
      <text:p text:style-name="Standard">int var = 110;</text:p>
      <text:p text:style-name="Standard">static int staticvar = 1100;</text:p>
      <text:p text:style-name="Standard">public void main(String[] list){</text:p>
      <text:p text:style-name="Standard">Main obj = new Main();</text:p>
      <text:p text:style-name="Standard">System.out.println (“Hello main”);</text:p>
      <text:p text:style-name="Standard">System.out.println (“var : ” + staticvar);</text:p>
      <text:p text:style-name="Standard">System.out.println (“var : ” + obj.var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var : 1100</text:p>
      <text:p text:style-name="Standard">var : 110</text:p>
      <text:p text:style-name="P2">Ans:b</text:p>
      <text:p text:style-name="P2"><text:tab/>Static content can be referenced by using object and directly in static method but to access non-static i.e instance variable in static method then we have to create object of that class and then access it by using (.) operator </text:p>
      <text:p text:style-name="Standard"/>
      <text:p text:style-name="P11"><text:soft-page-break/>9.public class Main{</text:p>
      <text:p text:style-name="Standard">int var = 110;</text:p>
      <text:p text:style-name="Standard">static int var = 1100;</text:p>
      <text:p text:style-name="Standard">public void main(String[] list){</text:p>
      <text:p text:style-name="Standard">int var = 220;</text:p>
      <text:p text:style-name="Standard">System.out.println (“Hello main”);</text:p>
      <text:p text:style-name="Standard">System.out.println (“var : ” + var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var : 110</text:p>
      <text:p text:style-name="Standard">c. Output : Hello main</text:p>
      <text:p text:style-name="Standard">var : 220</text:p>
      <text:p text:style-name="Standard">d. Output : Hello main</text:p>
      <text:p text:style-name="Standard">var : 1100</text:p>
      <text:p text:style-name="Standard"/>
      <text:p text:style-name="P8">Ans: Error:</text:p>
      <text:p text:style-name="P8"><text:tab/>We cannot give same name to the variables in the same block</text:p>
      <text:p text:style-name="P8"><text:tab/>it gives error that already defined </text:p>
      <text:p text:style-name="P8"/>
      <text:p text:style-name="Standard">10. public class Main{</text:p>
      <text:p text:style-name="Standard">int var1 = 121;</text:p>
      <text:p text:style-name="Standard">static int staticvar1 = 1212;</text:p>
      <text:p text:style-name="Standard">public void demo(){</text:p>
      <text:p text:style-name="Standard">System.out.println (“Demo function”);</text:p>
      <text:p text:style-name="Standard">System.out.println (var1);</text:p>
      <text:p text:style-name="Standard">System.out.println (staticvar1);</text:p>
      <text:p text:style-name="Standard">}</text:p>
      <text:p text:style-name="Standard">public void main(String[] list){</text:p>
      <text:p text:style-name="Standard">Main obj = new Main();</text:p>
      <text:p text:style-name="Standard">System.out.println (“Hello main”);</text:p>
      <text:p text:style-name="Standard">obj.demo(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Demo function</text:p>
      <text:p text:style-name="Standard">121</text:p>
      <text:p text:style-name="Standard">1212</text:p>
      <text:p text:style-name="P7">Ans: b</text:p>
      <text:p text:style-name="P12"/>
      <text:p text:style-name="Standard"/>
      <text:p text:style-name="Standard"/>
      <text:p text:style-name="Standard">11. public class Main{</text:p>
      <text:p text:style-name="Standard">int var1 = 121;</text:p>
      <text:p text:style-name="Standard">static int staticvar1 = 1212;</text:p>
      <text:p text:style-name="Standard">public void demo(int var1){</text:p>
      <text:p text:style-name="Standard">System.out.println (“Demo function”);System.out.println (var1);</text:p>
      <text:p text:style-name="Standard">System.out.println (staticvar1);</text:p>
      <text:p text:style-name="Standard">}</text:p>
      <text:p text:style-name="Standard">public void main(String[] list){</text:p>
      <text:p text:style-name="Standard"><text:soft-page-break/>int var1 = 121212;</text:p>
      <text:p text:style-name="Standard">Main obj = new Main();</text:p>
      <text:p text:style-name="Standard">System.out.println (“Hello main”);</text:p>
      <text:p text:style-name="Standard">obj.demo(var1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Demo function</text:p>
      <text:p text:style-name="Standard">121212</text:p>
      <text:p text:style-name="Standard">1212</text:p>
      <text:p text:style-name="Standard">c. Output : Hello main</text:p>
      <text:p text:style-name="Standard">Demo function</text:p>
      <text:p text:style-name="Standard">121</text:p>
      <text:p text:style-name="Standard">1212</text:p>
      <text:p text:style-name="Standard"/>
      <text:p text:style-name="P8">Ans: b</text:p>
      <text:p text:style-name="P8"/>
      <text:p text:style-name="Standard">12. public class Main{</text:p>
      <text:p text:style-name="Standard">int var1 = 121;</text:p>
      <text:p text:style-name="Standard">static int staticvar1 = 1212;</text:p>
      <text:p text:style-name="Standard">public void main(String[] list){</text:p>
      <text:p text:style-name="Standard">int var1 = 121212;</text:p>
      <text:p text:style-name="Standard">System.out.println (“Hello main ” + var1);</text:p>
      <text:p text:style-name="Standard">}</text:p>
      <text:p text:style-name="Standard">}</text:p>
      <text:p text:style-name="Standard">a. Error</text:p>
      <text:p text:style-name="Standard">b. Output : Hello main 121212</text:p>
      <text:p text:style-name="Standard">c. Output : Hello main 121</text:p>
      <text:p text:style-name="Standard"/>
      <text:p text:style-name="P8">Ans: b</text:p>
      <text:p text:style-name="P8"/>
      <text:p text:style-name="Standard">13. public class Main{</text:p>
      <text:p text:style-name="Standard">int var1 = 121;</text:p>
      <text:p text:style-name="Standard">static int staticvar1 = 1212;</text:p>
      <text:p text:style-name="Standard">public void demo(){</text:p>
      <text:p text:style-name="Standard">System.out.println (“Demo function”);</text:p>
      <text:p text:style-name="Standard">System.out.println (var1++);</text:p>
      <text:p text:style-name="Standard">System.out.println (staticvar1++);</text:p>
      <text:p text:style-name="Standard">}</text:p>
      <text:p text:style-name="Standard">public void main(String[] list){</text:p>
      <text:p text:style-name="Standard">Main obj = new Main();System.out.println (“Hello main”);</text:p>
      <text:p text:style-name="Standard">obj.demo(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Demo function</text:p>
      <text:p text:style-name="Standard">121</text:p>
      <text:p text:style-name="Standard">1212</text:p>
      <text:p text:style-name="Standard">c. None of these</text:p>
      <text:p text:style-name="Standard"/>
      <text:p text:style-name="P8"><text:soft-page-break/>Ans: b</text:p>
      <text:p text:style-name="Standard"/>
      <text:p text:style-name="Standard">14. public class Main{</text:p>
      <text:p text:style-name="Standard">int var1 = 121;</text:p>
      <text:p text:style-name="Standard">static int staticvar1 = 1212;</text:p>
      <text:p text:style-name="Standard">public void demo(){</text:p>
      <text:p text:style-name="Standard">System.out.println (“Demo function”);</text:p>
      <text:p text:style-name="Standard">System.out.println (++var1);</text:p>
      <text:p text:style-name="Standard">System.out.println (++staticvar1);</text:p>
      <text:p text:style-name="Standard">}</text:p>
      <text:p text:style-name="Standard">public void main(String[] list){</text:p>
      <text:p text:style-name="Standard">Main obj = new Main();</text:p>
      <text:p text:style-name="Standard">System.out.println (“Hello main”);</text:p>
      <text:p text:style-name="Standard">obj.demo(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Demo function</text:p>
      <text:p text:style-name="Standard">121</text:p>
      <text:p text:style-name="Standard">1212</text:p>
      <text:p text:style-name="Standard">c. None of these</text:p>
      <text:p text:style-name="Standard"/>
      <text:p text:style-name="P9">Ans: <text:span text:style-name="T3">c</text:span></text:p>
      <text:p text:style-name="P9"><text:tab/>b<text:span text:style-name="T3">ecause the ++var1 will return incremented value i.e. 122 </text:span></text:p>
      <text:p text:style-name="P9"/>
      <text:p text:style-name="Standard">15. public class Main{</text:p>
      <text:p text:style-name="Standard">int var1 = 121;</text:p>
      <text:p text:style-name="Standard">static int staticvar1 = 1212;</text:p>
      <text:p text:style-name="Standard">public void demo(){</text:p>
      <text:p text:style-name="Standard">System.out.println (“Demo function”);</text:p>
      <text:p text:style-name="Standard">var1++;</text:p>
      <text:p text:style-name="Standard">staticvar1++;</text:p>
      <text:p text:style-name="Standard">System.out.println (var1);</text:p>
      <text:p text:style-name="Standard">System.out.println (staticvar1);</text:p>
      <text:p text:style-name="Standard">}public void main(String[] list){</text:p>
      <text:p text:style-name="Standard">Main obj = new Main();</text:p>
      <text:p text:style-name="Standard">System.out.println (“Hello main”);</text:p>
      <text:p text:style-name="Standard">obj.demo();</text:p>
      <text:p text:style-name="Standard">Main obj2 = new Main();</text:p>
      <text:p text:style-name="Standard">obj2.demo();</text:p>
      <text:p text:style-name="Standard">}</text:p>
      <text:p text:style-name="Standard">}</text:p>
      <text:p text:style-name="Standard">a. Error</text:p>
      <text:p text:style-name="Standard">b. Output : Hello main</text:p>
      <text:p text:style-name="Standard">Demo function</text:p>
      <text:p text:style-name="Standard">122</text:p>
      <text:p text:style-name="Standard">1213</text:p>
      <text:p text:style-name="Standard">Demo function</text:p>
      <text:p text:style-name="Standard">122</text:p>
      <text:p text:style-name="Standard">1214</text:p>
      <text:p text:style-name="Standard">c. None of these</text:p>
      <text:p text:style-name="Standard"><text:soft-page-break/>d. Output : Hello main</text:p>
      <text:p text:style-name="Standard">Demo function</text:p>
      <text:p text:style-name="Standard">122</text:p>
      <text:p text:style-name="Standard">1213</text:p>
      <text:p text:style-name="Standard">Demo function</text:p>
      <text:p text:style-name="Standard">123</text:p>
      <text:p text:style-name="Standard">1214</text:p>
      <text:p text:style-name="P10">Ans:d</text:p>
      <text:p text:style-name="Standard"/>
      <text:p text:style-name="Standard">16. public class Main{</text:p>
      <text:p text:style-name="Standard">public static void staticdemo(){</text:p>
      <text:p text:style-name="Standard">System.out.println(“Static method”);</text:p>
      <text:p text:style-name="Standard">}</text:p>
      <text:p text:style-name="Standard">public void demo(){</text:p>
      <text:p text:style-name="Standard">System.out.println (“Demo function”);</text:p>
      <text:p text:style-name="Standard">}</text:p>
      <text:p text:style-name="Standard">public void main(String[] list){</text:p>
      <text:p text:style-name="Standard">Main obj = new Main();</text:p>
      <text:p text:style-name="Standard">System.out.println (“Hello main”);</text:p>
      <text:p text:style-name="Standard">staticdemo();</text:p>
      <text:p text:style-name="Standard">obj.demo();</text:p>
      <text:p text:style-name="Standard">}</text:p>
      <text:p text:style-name="Standard">}</text:p>
      <text:p text:style-name="Standard">a. Error</text:p>
      <text:p text:style-name="Standard">b. Output: Hello main</text:p>
      <text:p text:style-name="Standard">Static method</text:p>
      <text:p text:style-name="P12">Demo function</text:p>
      <text:p text:style-name="P13"><text:span text:style-name="T4">Ans: b</text:span></text:p>
      <text:p text:style-name="P12"/>
      <text:p text:style-name="P12">17. public class Main{</text:p>
      <text:p text:style-name="Standard">static staticblk(){</text:p>
      <text:p text:style-name="Standard">System.out.println(“Staticblk”);</text:p>
      <text:p text:style-name="Standard">}</text:p>
      <text:p text:style-name="Standard">public static void staticdemo(){</text:p>
      <text:p text:style-name="Standard">System.out.println(“Static method”);</text:p>
      <text:p text:style-name="Standard">}</text:p>
      <text:p text:style-name="Standard">public void demo(){</text:p>
      <text:p text:style-name="Standard">System.out.println (“Demo function”);</text:p>
      <text:p text:style-name="Standard">}</text:p>
      <text:p text:style-name="Standard">public void main(String[] list){</text:p>
      <text:p text:style-name="Standard">Main obj = new Main();</text:p>
      <text:p text:style-name="Standard">System.out.println (“Hello main”);</text:p>
      <text:p text:style-name="Standard">staticdemo();</text:p>
      <text:p text:style-name="Standard">obj.demo();</text:p>
      <text:p text:style-name="Standard">}</text:p>
      <text:p text:style-name="Standard">}</text:p>
      <text:p text:style-name="Standard">a. Error</text:p>
      <text:p text:style-name="Standard">b. Output: Staticblk</text:p>
      <text:p text:style-name="Standard">Hello main</text:p>
      <text:p text:style-name="Standard">Static method</text:p>
      <text:p text:style-name="Standard">Demo function</text:p>
      <text:p text:style-name="P9"/>
      <text:p text:style-name="P9"><text:soft-page-break/>error: invalid method declaration; return type required</text:p>
      <text:p text:style-name="P9">static staticblk(){</text:p>
      <text:p text:style-name="P9"><text:s text:c="3"/></text:p>
      <text:p text:style-name="Standard"/>
      <text:p text:style-name="Standard">18. public class Main{</text:p>
      <text:p text:style-name="Standard">static{</text:p>
      <text:p text:style-name="Standard">System.out.println(“Staticblk”);</text:p>
      <text:p text:style-name="Standard">}</text:p>
      <text:p text:style-name="Standard">public static void staticdemo(){</text:p>
      <text:p text:style-name="Standard">System.out.println(“Static method”);</text:p>
      <text:p text:style-name="Standard">}</text:p>
      <text:p text:style-name="Standard">public void demo(){</text:p>
      <text:p text:style-name="Standard">System.out.println (“Demo function”);</text:p>
      <text:p text:style-name="Standard">}</text:p>
      <text:p text:style-name="Standard">public void main(String[] list){</text:p>
      <text:p text:style-name="Standard">Main obj = new Main();</text:p>
      <text:p text:style-name="Standard">System.out.println (“Hello main”);</text:p>
      <text:p text:style-name="Standard">staticdemo();</text:p>
      <text:p text:style-name="Standard">obj.demo();</text:p>
      <text:p text:style-name="Standard">}</text:p>
      <text:p text:style-name="Standard">}</text:p>
      <text:p text:style-name="Standard">a. Error</text:p>
      <text:p text:style-name="Standard">b. Output: StaticblkHello main</text:p>
      <text:p text:style-name="Standard">Static method</text:p>
      <text:p text:style-name="Standard">Demo function</text:p>
      <text:p text:style-name="P3">Ans:b</text:p>
      <text:p text:style-name="Standard"/>
      <text:p text:style-name="Standard">19. public class Main{</text:p>
      <text:p text:style-name="Standard">public static void main(int var){</text:p>
      <text:p text:style-name="Standard">System.out.println(“Another main”);</text:p>
      <text:p text:style-name="Standard">}</text:p>
      <text:p text:style-name="Standard">public void main(String[] list){</text:p>
      <text:p text:style-name="Standard">Main obj = new Main();</text:p>
      <text:p text:style-name="Standard">System.out.println (“Hello main”);</text:p>
      <text:p text:style-name="Standard">obj.main();</text:p>
      <text:p text:style-name="Standard">}</text:p>
      <text:p text:style-name="Standard">}</text:p>
      <text:p text:style-name="Standard">a. Error</text:p>
      <text:p text:style-name="Standard">b. Output: Hello main</text:p>
      <text:p text:style-name="Standard">Another main</text:p>
      <text:p text:style-name="Standard">c. None of these</text:p>
      <text:p text:style-name="Standard"/>
      <text:p text:style-name="P3">Ans:Error: no method found for main() because it requires one int parameter</text:p>
      <text:p text:style-name="P3"/>
      <text:p text:style-name="Standard">20. public class Main{</text:p>
      <text:p text:style-name="Standard">public static void main(int var){</text:p>
      <text:p text:style-name="Standard">System.out.println(“Another main”);</text:p>
      <text:p text:style-name="Standard">}</text:p>
      <text:p text:style-name="Standard">public void main(String[] list){</text:p>
      <text:p text:style-name="Standard">System.out.println (“Hello main”);</text:p>
      <text:p text:style-name="Standard">}</text:p>
      <text:p text:style-name="Standard">}</text:p>
      <text:p text:style-name="Standard"><text:soft-page-break/>a. Error</text:p>
      <text:p text:style-name="Standard">b. Output: Hello main</text:p>
      <text:p text:style-name="Standard">c. Output: Hello main</text:p>
      <text:p text:style-name="Standard">Another main</text:p>
      <text:p text:style-name="Standard">d. None of these</text:p>
      <text:p text:style-name="Standard"/>
      <text:p text:style-name="P3">Ans:b</text:p>
      <text:p text:style-name="P3"/>
      <text:p text:style-name="Standard">21. public class Main{</text:p>
      <text:p text:style-name="Standard">static {</text:p>
      <text:p text:style-name="Standard">System.out.println(“Staticblk”);</text:p>
      <text:p text:style-name="Standard">}</text:p>
      <text:p text:style-name="Standard">}</text:p>
      <text:p text:style-name="Standard">a. Error</text:p>
      <text:p text:style-name="Standard">b. Output: Staticblk</text:p>
      <text:p text:style-name="P14">c. None of these</text:p>
      <text:p text:style-name="P5">Ans:a</text:p>
      <text:p text:style-name="P14"/>
      <text:p text:style-name="P14">22. public class Main{</text:p>
      <text:p text:style-name="Standard">Main(){</text:p>
      <text:p text:style-name="Standard">System.out.println(“Constructor”);</text:p>
      <text:p text:style-name="Standard">}</text:p>
      <text:p text:style-name="Standard">public void main(String[] list){</text:p>
      <text:p text:style-name="Standard">System.out.println (“Hello main”);</text:p>
      <text:p text:style-name="Standard">Main obj = new Main();</text:p>
      <text:p text:style-name="Standard">}</text:p>
      <text:p text:style-name="Standard">}</text:p>
      <text:p text:style-name="Standard">a. Error</text:p>
      <text:p text:style-name="Standard">b. Output: Hello main</text:p>
      <text:p text:style-name="Standard">c. Output: Hello main</text:p>
      <text:p text:style-name="Standard">Constructor</text:p>
      <text:p text:style-name="Standard">d. None of these</text:p>
      <text:p text:style-name="Standard"/>
      <text:p text:style-name="P5">Ans:c</text:p>
      <text:p text:style-name="P5"/>
      <text:p text:style-name="Standard">23. public class Main{</text:p>
      <text:p text:style-name="Standard">Main(){</text:p>
      <text:p text:style-name="Standard">System.out.println(“Constructor”);</text:p>
      <text:p text:style-name="Standard">}</text:p>
      <text:p text:style-name="Standard">void main(){</text:p>
      <text:p text:style-name="Standard">System.out.println (“main”);</text:p>
      <text:p text:style-name="Standard">}</text:p>
      <text:p text:style-name="Standard">public void main(String[] list){</text:p>
      <text:p text:style-name="Standard">System.out.println (“Hello main”);</text:p>
      <text:p text:style-name="Standard">Main obj = new Main();</text:p>
      <text:p text:style-name="Standard">obj.main();</text:p>
      <text:p text:style-name="Standard">}</text:p>
      <text:p text:style-name="Standard">}</text:p>
      <text:p text:style-name="Standard">a. Error</text:p>
      <text:p text:style-name="Standard">b. Output: Hello main</text:p>
      <text:p text:style-name="Standard">c. Output: Hello main</text:p>
      <text:p text:style-name="Standard">Constructor</text:p>
      <text:p text:style-name="Standard"><text:soft-page-break/>main</text:p>
      <text:p text:style-name="Standard">d. None of these</text:p>
      <text:p text:style-name="Standard"/>
      <text:p text:style-name="P5">Ans:c</text:p>
      <text:p text:style-name="P5"/>
      <text:p text:style-name="P5"/>
      <text:p text:style-name="Standard">24. public class Main{</text:p>
      <text:p text:style-name="Standard">Main obj = new Main();</text:p>
      <text:p text:style-name="Standard">obj.main();</text:p>
      <text:p text:style-name="Standard">Main(){</text:p>
      <text:p text:style-name="Standard">System.out.println(“Constructor”);</text:p>
      <text:p text:style-name="Standard">}public main(String[] list){</text:p>
      <text:p text:style-name="Standard">System.out.println (“Hello main”);</text:p>
      <text:p text:style-name="Standard">}</text:p>
      <text:p text:style-name="Standard">}</text:p>
      <text:p text:style-name="Standard">a. Error</text:p>
      <text:p text:style-name="Standard">b. Output: Hello main</text:p>
      <text:p text:style-name="Standard">c. Output: Constructor</text:p>
      <text:p text:style-name="Standard">d. None of these</text:p>
      <text:p text:style-name="P4">Ans:<text:span text:style-name="T5">d</text:span></text:p>
      <text:p text:style-name="P4"/>
      <text:p text:style-name="P4"/>
      <text:p text:style-name="Standard">25. public class Main{</text:p>
      <text:p text:style-name="Standard">Main obj = new Main();</text:p>
      <text:p text:style-name="Standard">obj.main();</text:p>
      <text:p text:style-name="Standard">Main(){</text:p>
      <text:p text:style-name="Standard">System.out.println(“Constructor”);</text:p>
      <text:p text:style-name="Standard">}</text:p>
      <text:p text:style-name="Standard">public void main(){</text:p>
      <text:p text:style-name="Standard">System.out.println (“main”);</text:p>
      <text:p text:style-name="Standard">}</text:p>
      <text:p text:style-name="Standard">public void main(String[] list){</text:p>
      <text:p text:style-name="Standard">System.out.println (“Hello main”);</text:p>
      <text:p text:style-name="Standard">}</text:p>
      <text:p text:style-name="Standard">}</text:p>
      <text:p text:style-name="Standard">a. Error</text:p>
      <text:p text:style-name="Standard">b. Output: Hello main</text:p>
      <text:p text:style-name="Standard">main</text:p>
      <text:p text:style-name="Standard">c. Output: main</text:p>
      <text:p text:style-name="Standard">Hello main</text:p>
      <text:p text:style-name="Standard">Constructor</text:p>
      <text:p text:style-name="Standard">d. None of these</text:p>
      <text:p text:style-name="Standard"/>
      <text:p text:style-name="P5">Ans:a We cannot call any method from non-executable form</text:p>
      <text:p text:style-name="P5"/>
      <text:p text:style-name="Standard">26. public class Main{</text:p>
      <text:p text:style-name="Standard">public static void main(){</text:p>
      <text:p text:style-name="Standard">System.out.println(“main”);</text:p>
      <text:p text:style-name="Standard">}</text:p>
      <text:p text:style-name="Standard">public void main(String[] list){</text:p>
      <text:p text:style-name="Standard">System.out.println (“Hello main”);</text:p>
      <text:p text:style-name="Standard">}</text:p>
      <text:p text:style-name="Standard"><text:soft-page-break/>}</text:p>
      <text:p text:style-name="Standard">a. Errorb. Output: Hello main</text:p>
      <text:p text:style-name="Standard">c. Output: main</text:p>
      <text:p text:style-name="Standard">d. None of these</text:p>
      <text:p text:style-name="Standard"/>
      <text:p text:style-name="P5">Ans: a </text:p>
      <text:p text:style-name="P5">main <text:s/>method not found String[] args is not give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20:31:01.582871204</meta:creation-date>
    <dc:date>2020-06-11T21:11:01.036830227</dc:date>
    <meta:editing-duration>PT7M58S</meta:editing-duration>
    <meta:editing-cycles>1</meta:editing-cycles>
    <meta:document-statistic meta:table-count="0" meta:image-count="0" meta:object-count="0" meta:page-count="10" meta:paragraph-count="426" meta:word-count="1288" meta:character-count="8011" meta:non-whitespace-character-count="7125"/>
    <meta:generator>LibreOffice/6.0.7.3$Linux_X86_64 LibreOffice_project/00m0$Build-3</meta:generator>
  </office:meta>
</office:document-meta>
</file>